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35000000ECBBA45855.png" manifest:media-type="image/png"/>
  <manifest:file-entry manifest:full-path="Pictures/100086360000149100000FB6466669E7.svg" manifest:media-type="image/svg+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automatic-styles>
    <style:style style:name="Tableau1" style:family="table" style:master-page-name="First_20_Page">
      <style:table-properties style:width="17.605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10.298cm"/>
    </style:style>
    <style:style style:name="Tableau1.B" style:family="table-column">
      <style:table-column-properties style:column-width="7.30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208cm" fo:padding-right="0.191cm" fo:padding-top="0cm" fo:padding-bottom="0cm" fo:border="none"/>
    </style:style>
    <style:style style:name="Tableau1.B2" style:family="table-cell">
      <style:table-cell-properties style:vertical-align="" fo:padding-left="0.208cm" fo:padding-right="0.191cm" fo:padding-top="0cm" fo:padding-bottom="0cm" fo:border-left="none" fo:border-right="none" fo:border-top="0.05pt solid #000000" fo:border-bottom="none"/>
    </style:style>
    <style:style style:name="P1" style:family="paragraph" style:parent-style-name="Standard">
      <style:paragraph-properties fo:margin-top="0cm" fo:margin-bottom="0.101cm" style:contextual-spacing="false" fo:line-height="100%"/>
      <style:text-properties fo:font-variant="small-caps" style:font-name="Marianne1" fo:font-size="10pt" fo:font-style="italic" fo:font-weight="bold" officeooo:paragraph-rsid="001dfc20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Normal_20__28_Web_29_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font-name="Marianne2" fo:font-size="10pt" fo:font-style="normal" style:text-underline-style="none" fo:font-weight="bold" officeooo:rsid="00264636" style:letter-kerning="true" style:font-name-asian="Arial Unicode MS" style:font-size-asian="10pt" style:language-asian="zh" style:country-asian="CN" style:font-style-asian="normal" style:font-weight-asian="bold" style:font-name-complex="Calibri1" style:font-size-complex="10pt" style:language-complex="hi" style:country-complex="IN" style:font-style-complex="normal" style:font-weight-complex="bold"/>
    </style:style>
    <style:style style:name="P3" style:family="paragraph" style:parent-style-name="Standard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use-window-font-color="true" loext:opacity="0%" style:font-name="Marianne2" fo:font-size="10pt" fo:language="fr" fo:country="FR" fo:font-style="italic" officeooo:paragraph-rsid="000953c3" style:letter-kerning="false" style:font-name-asian="Calibri1" style:font-size-asian="10pt" style:language-asian="en" style:country-asian="US" style:font-style-asian="italic" style:font-name-complex="Marianne3" style:font-size-complex="10pt" style:language-complex="ar" style:country-complex="SA" style:font-style-complex="italic"/>
    </style:style>
    <style:style style:name="P4" style:family="paragraph" style:parent-style-name="Normal_20__28_Web_29_">
      <loext:graphic-properties draw:fill-hatch-name="hatch"/>
      <style:paragraph-properties fo:margin-top="0cm" fo:margin-bottom="0.101cm" style:contextual-spacing="false">
        <style:tab-stops>
          <style:tab-stop style:position="0.688cm"/>
          <style:tab-stop style:position="12.502cm"/>
        </style:tab-stops>
      </style:paragraph-properties>
      <style:text-properties style:font-name="Marianne2" fo:font-size="10.5pt" style:letter-kerning="true" style:font-name-asian="Arial Unicode MS" style:font-size-asian="12pt" style:language-asian="zh" style:country-asian="CN" style:font-name-complex="Calibri1" style:font-size-complex="12pt" style:language-complex="hi" style:country-complex="IN" loext:shadow="none"/>
    </style:style>
    <style:style style:name="P5" style:family="paragraph" style:parent-style-name="Standard">
      <loext:graphic-properties draw:fill-hatch-name="hatch"/>
      <style:paragraph-properties fo:margin-top="0cm" fo:margin-bottom="0.101cm" style:contextual-spacing="false" fo:line-height="100%" fo:text-align="center" style:justify-single-word="false">
        <style:tab-stops>
          <style:tab-stop style:position="9.948cm"/>
        </style:tab-stops>
      </style:paragraph-properties>
      <style:text-properties style:use-window-font-color="true" loext:opacity="0%" style:font-name="Marianne2" fo:font-size="9pt" fo:letter-spacing="0.106cm" fo:language="fr" fo:country="FR" fo:font-weight="bold" officeooo:rsid="0023e3ff" officeooo:paragraph-rsid="0023e3ff" style:letter-kerning="true" style:font-name-asian="Arial Unicode MS" style:font-size-asian="9pt" style:language-asian="zh" style:country-asian="CN" style:font-weight-asian="bold" style:font-name-complex="Calibri1" style:font-size-complex="9pt" style:language-complex="hi" style:country-complex="IN"/>
    </style:style>
    <style:style style:name="P6" style:family="paragraph" style:parent-style-name="Standard">
      <loext:graphic-properties draw:fill-hatch-name="hatch"/>
      <style:paragraph-properties fo:margin-top="0cm" fo:margin-bottom="0.101cm" style:contextual-spacing="false" fo:line-height="100%" fo:text-align="center" style:justify-single-word="false">
        <style:tab-stops>
          <style:tab-stop style:position="9.948cm"/>
        </style:tab-stops>
      </style:paragraph-properties>
      <style:text-properties style:font-name="Marianne2" fo:font-size="9pt" fo:font-weight="bold" style:letter-kerning="true" style:font-name-asian="Arial Unicode MS" style:font-size-asian="9pt" style:language-asian="zh" style:country-asian="CN" style:font-weight-asian="bold" style:font-name-complex="Calibri1" style:font-size-complex="9pt" style:language-complex="hi" style:country-complex="IN"/>
    </style:style>
    <style:style style:name="P7" style:family="paragraph" style:parent-style-name="Standard" style:master-page-name="">
      <loext:graphic-properties draw:fill-hatch-name="hatch"/>
      <style:paragraph-properties fo:margin-left="-0.021cm" fo:margin-right="0cm" fo:margin-top="0cm" fo:margin-bottom="0.101cm" style:contextual-spacing="false" fo:text-align="center" style:justify-single-word="false" fo:orphans="2" fo:widows="2" fo:text-indent="0.021cm" style:auto-text-indent="false" style:page-number="auto" style:writing-mode="lr-tb"/>
      <style:text-properties style:font-name="Marianne1" fo:font-size="9pt" fo:font-weight="bold" officeooo:rsid="00264636" officeooo:paragraph-rsid="0023e3ff" style:font-size-asian="9pt" style:font-weight-asian="bold" style:font-size-complex="9pt"/>
    </style:style>
    <style:style style:name="P8" style:family="paragraph" style:parent-style-name="Standard" style:master-page-name="">
      <loext:graphic-properties draw:fill-hatch-name="hatch"/>
      <style:paragraph-properties fo:margin-left="1cm" fo:margin-right="0cm" fo:margin-top="0cm" fo:margin-bottom="0.101cm" style:contextual-spacing="false" fo:line-height="100%" fo:text-align="justify" style:justify-single-word="false" fo:text-indent="0cm" style:auto-text-indent="false" style:page-number="auto">
        <style:tab-stops/>
      </style:paragraph-properties>
      <style:text-properties style:font-name="Marianne1" fo:font-size="9pt" officeooo:paragraph-rsid="0023e3ff" style:font-size-asian="9pt" style:font-size-complex="9pt"/>
    </style:style>
    <style:style style:name="P9" style:family="paragraph" style:parent-style-name="Standard" style:master-page-name="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style:font-name="Marianne1" fo:font-size="9pt" officeooo:paragraph-rsid="005c9cfb" style:font-size-asian="9pt" style:font-size-complex="9pt"/>
    </style:style>
    <style:style style:name="P10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Marianne1" fo:font-size="9pt" officeooo:paragraph-rsid="007825d1" style:font-size-asian="9pt" style:font-size-complex="9pt"/>
    </style:style>
    <style:style style:name="P11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4698a" officeooo:paragraph-rsid="0074698a" style:font-size-asian="9pt" style:font-size-complex="9pt"/>
    </style:style>
    <style:style style:name="P12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4698a" officeooo:paragraph-rsid="0074698a" style:font-size-asian="9pt" style:font-size-complex="9pt"/>
    </style:style>
    <style:style style:name="P13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fo:language="fr" fo:country="FR" officeooo:rsid="008b9d2e" officeooo:paragraph-rsid="00a141ab" style:letter-kerning="false" style:font-name-asian="Book Antiqua" style:font-size-asian="9pt" style:language-asian="en" style:country-asian="US" style:font-name-complex="Book Antiqua" style:font-size-complex="9pt" style:language-complex="ar" style:country-complex="SA"/>
    </style:style>
    <style:style style:name="P14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style:font-name="Marianne1" fo:font-size="9pt" officeooo:rsid="00818a22" officeooo:paragraph-rsid="00818a22" style:font-size-asian="9pt" style:font-size-complex="9pt"/>
    </style:style>
    <style:style style:name="P15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16c03d" officeooo:paragraph-rsid="007825d1" style:font-size-asian="9pt" style:font-size-complex="9pt"/>
    </style:style>
    <style:style style:name="P16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8b" loext:opacity="100%" style:font-name="Marianne1" fo:font-size="9pt" officeooo:rsid="0016c03d" officeooo:paragraph-rsid="008b9d2e" style:font-size-asian="9pt" style:font-size-complex="9pt"/>
    </style:style>
    <style:style style:name="P17" style:family="paragraph" style:parent-style-name="Standard">
      <style:paragraph-properties fo:margin-left="1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8b" loext:opacity="100%" style:font-name="Marianne1" fo:font-size="9pt" officeooo:rsid="0016c03d" officeooo:paragraph-rsid="008b9d2e" style:font-size-asian="9pt" style:font-size-complex="9pt"/>
    </style:style>
    <style:style style:name="P18" style:family="paragraph" style:parent-style-name="Standard">
      <loext:graphic-properties draw:fill-hatch-name="hatch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8b" loext:opacity="100%" style:font-name="Marianne1" fo:font-size="9pt" officeooo:rsid="0016c03d" officeooo:paragraph-rsid="008b9d2e" style:font-size-asian="9pt" style:font-size-complex="9pt"/>
    </style:style>
    <style:style style:name="P19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center" style:justify-single-word="false" fo:orphans="2" fo:widows="2" fo:text-indent="0cm" style:auto-text-indent="false" style:writing-mode="lr-tb">
        <style:tab-stops/>
      </style:paragraph-properties>
      <style:text-properties fo:color="#000000" loext:opacity="100%" style:font-name="Marianne1" fo:font-size="9pt" officeooo:rsid="0016c03d" officeooo:paragraph-rsid="0076ec1f" style:font-size-asian="9pt" style:font-size-complex="9pt"/>
    </style:style>
    <style:style style:name="P20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23e3ff" style:font-size-asian="9pt" style:font-size-complex="9pt"/>
    </style:style>
    <style:style style:name="P21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792b6e" style:font-size-asian="9pt" style:font-size-complex="9pt"/>
    </style:style>
    <style:style style:name="P22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c9211e" loext:opacity="100%" style:font-name="Marianne1" fo:font-size="9pt" officeooo:rsid="008b9d2e" officeooo:paragraph-rsid="008b9d2e" style:font-name-asian="Book Antiqua" style:font-size-asian="9pt" style:font-name-complex="Book Antiqua" style:font-size-complex="9pt"/>
    </style:style>
    <style:style style:name="P23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6de5f" style:font-name-asian="Book Antiqua" style:font-size-asian="9pt" style:font-name-complex="Book Antiqua" style:font-size-complex="9pt"/>
    </style:style>
    <style:style style:name="P24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6de5f" style:font-size-asian="9pt" style:font-size-complex="9pt"/>
    </style:style>
    <style:style style:name="P25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47651" style:font-name-asian="Book Antiqua" style:font-size-asian="9pt" style:font-name-complex="Book Antiqua" style:font-size-complex="9pt"/>
    </style:style>
    <style:style style:name="P26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47b53" style:font-size-asian="9pt" style:font-size-complex="9pt"/>
    </style:style>
    <style:style style:name="P27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47b53" style:font-name-asian="Book Antiqua" style:font-size-asian="9pt" style:font-name-complex="Book Antiqua" style:font-size-complex="9pt"/>
    </style:style>
    <style:style style:name="P28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8b9d2e" officeooo:paragraph-rsid="008b9d2e" style:font-name-asian="Book Antiqua" style:font-size-asian="9pt" style:font-name-complex="Book Antiqua" style:font-size-complex="9pt"/>
    </style:style>
    <style:style style:name="P29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8b9d2e" officeooo:paragraph-rsid="008b9d2e" style:font-size-asian="9pt" style:font-size-complex="9pt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b9d2e" style:font-size-asian="9pt" style:font-size-complex="9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b9d2e" style:font-size-asian="9pt" style:font-size-complex="9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ce181e" loext:opacity="100%" style:text-position="0% 100%" style:font-name="Marianne1" fo:font-size="9pt" fo:font-style="normal" style:text-underline-style="none" fo:font-weight="normal" officeooo:rsid="002da571" officeooo:paragraph-rsid="008b9d2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loext:graphic-properties draw:fill-hatch-name="hatch"/>
      <style:paragraph-properties fo:margin-left="1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47651" style:font-size-asian="9pt" style:font-size-complex="9pt"/>
    </style:style>
    <style:style style:name="P34" style:family="paragraph" style:parent-style-name="Table_20_Contents" style:master-page-name="">
      <loext:graphic-properties draw:fill="none"/>
      <style:paragraph-properties fo:margin-left="12cm" fo:margin-right="0cm" fo:margin-top="0.3cm" fo:margin-bottom="0.801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style:page-number="auto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9pt" fo:letter-spacing="0.011cm" fo:font-weight="normal" officeooo:paragraph-rsid="0097c93d" style:letter-kerning="true" style:font-name-asian="Book Antiqua" style:font-size-asian="9pt" style:font-weight-asian="normal" style:font-name-complex="Book Antiqua" style:font-size-complex="9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fo:font-weight="bold" officeooo:paragraph-rsid="003ced85" style:font-name-asian="Book Antiqua" style:font-size-asian="9pt" style:font-weight-asian="bold" style:font-name-complex="Book Antiqua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officeooo:paragraph-rsid="003ced85" style:font-name-asian="Book Antiqua" style:font-size-asian="9pt" style:font-name-complex="Book Antiqua" style:font-size-complex="9pt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 style:shadow="none">
        <style:tab-stops>
          <style:tab-stop style:position="17.092cm" style:leader-style="dotted" style:leader-text="."/>
        </style:tab-stops>
      </style:paragraph-properties>
      <style:text-properties fo:color="#000000" loext:opacity="100%" style:font-name="Marianne1" fo:font-size="9pt" officeooo:paragraph-rsid="003ced85" style:font-name-asian="Book Antiqua" style:font-size-asian="9pt" style:font-name-complex="Book Antiqua" style:font-size-complex="9pt"/>
    </style:style>
    <style:style style:name="P38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padding="0cm" fo:border="none" style:shadow="none">
        <style:tab-stops>
          <style:tab-stop style:position="11.245cm" style:leader-style="dotted" style:leader-text="."/>
        </style:tab-stops>
      </style:paragraph-properties>
      <style:text-properties fo:color="#000000" loext:opacity="100%" style:font-name="Marianne1" fo:font-size="9pt" fo:font-style="italic" officeooo:paragraph-rsid="003ced85" style:font-name-asian="Book Antiqua" style:font-size-asian="9pt" style:font-style-asian="italic" style:font-name-complex="Book Antiqua" style:font-size-complex="9pt" style:font-style-complex="italic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justify" style:justify-single-word="false" fo:hyphenation-ladder-count="no-limit" fo:hyphenation-keep="auto" loext:hyphenation-keep-type="column" loext:hyphenation-keep-line="false" fo:text-indent="0cm" style:auto-text-indent="fals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fo:language="fr" fo:country="FR" fo:font-style="italic" officeooo:paragraph-rsid="003ced85" style:font-name-asian="Times New Roman" style:font-size-asian="9pt" style:language-asian="zxx" style:country-asian="none" style:font-style-asian="italic" style:font-name-complex="Times New Roman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loext:hyphenation-keep-line="false" fo:text-indent="0cm" style:auto-text-indent="fals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fo:language="fr" fo:country="FR" fo:font-style="italic" officeooo:paragraph-rsid="003ced85" style:font-name-asian="Times New Roman" style:font-size-asian="9pt" style:language-asian="zxx" style:country-asian="none" style:font-style-asian="italic" style:font-name-complex="Times New Roman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dfc20"/>
    </style:style>
    <style:style style:name="T2" style:family="text">
      <style:text-properties officeooo:rsid="0068f41b"/>
    </style:style>
    <style:style style:name="T3" style:family="text">
      <style:text-properties officeooo:rsid="0095d7a0"/>
    </style:style>
    <style:style style:name="T4" style:family="text">
      <style:text-properties officeooo:rsid="00607234"/>
    </style:style>
    <style:style style:name="T5" style:family="text">
      <style:text-properties officeooo:rsid="003407ff"/>
    </style:style>
    <style:style style:name="T6" style:family="text">
      <style:text-properties style:text-position="0% 100%" fo:font-style="normal" style:text-underline-style="none" fo:font-weight="normal" officeooo:rsid="0016c917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officeooo:rsid="008efeaf"/>
    </style:style>
    <style:style style:name="T8" style:family="text">
      <style:text-properties fo:language="de" fo:country="DE" fo:font-weight="bold" style:font-weight-asian="bold"/>
    </style:style>
    <style:style style:name="T9" style:family="text">
      <style:text-properties fo:language="de" fo:country="DE" fo:font-weight="bold" officeooo:rsid="0019443b" style:font-name-asian="Times New Roman" style:font-weight-asian="bold" style:font-name-complex="Times New Roman"/>
    </style:style>
    <style:style style:name="T10" style:family="text">
      <style:text-properties style:font-name-asian="Book Antiqua" style:font-name-complex="Book Antiqua"/>
    </style:style>
    <style:style style:name="T11" style:family="text">
      <style:text-properties officeooo:rsid="0016c03d" style:font-name-asian="Book Antiqua" style:font-name-complex="Book Antiqua"/>
    </style:style>
    <style:style style:name="T12" style:family="text">
      <style:text-properties officeooo:rsid="00771ad1" style:font-name-asian="Book Antiqua" style:font-name-complex="Book Antiqua"/>
    </style:style>
    <style:style style:name="T13" style:family="text">
      <style:text-properties fo:color="#c9211e" loext:opacity="100%"/>
    </style:style>
    <style:style style:name="T14" style:family="text">
      <style:text-properties officeooo:rsid="002da571"/>
    </style:style>
    <style:style style:name="T15" style:family="text">
      <style:text-properties fo:color="#00008b" loext:opacity="100%" officeooo:rsid="002da571"/>
    </style:style>
    <style:style style:name="T16" style:family="text">
      <style:text-properties officeooo:rsid="002da571" style:font-name-asian="Book Antiqua" style:font-name-complex="Book Antiqua"/>
    </style:style>
    <style:style style:name="T17" style:family="text">
      <style:text-properties officeooo:rsid="0077785c" style:font-name-asian="Book Antiqua" style:font-name-complex="Book Antiqua"/>
    </style:style>
    <style:style style:name="T18" style:family="text">
      <style:text-properties officeooo:rsid="0069fa03" style:font-name-asian="Book Antiqua" style:font-name-complex="Book Antiqua"/>
    </style:style>
    <style:style style:name="T1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gradeno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rade prénom nom" text:name="nom_du_militaire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1"/>
          </table:table-cell>
          <table:table-cell table:style-name="Tableau1.A1" office:value-type="string">
            <text:p text:style-name="P2">Décision n° {d.decision.numero}</text:p>
          </table:table-cell>
        </table:table-row>
        <table:table-row table:style-name="Tableau1.1">
          <table:covered-table-cell table:style-name="Tableau1.A1"/>
          <table:table-cell table:style-name="Tableau1.B2" office:value-type="string">
            <text:p text:style-name="P3">GEND/<text:span text:style-name="T1">D</text:span><text:span text:style-name="T2">RH</text:span><text:span text:style-name="T1">GN/SDAP/BRPF</text:span></text:p>
          </table:table-cell>
        </table:table-row>
      </table:table>
      <text:p text:style-name="P4"/>
      <text:p text:style-name="P5">DÉCISION</text:p>
      <text:p text:style-name="P6"/>
      <text:p text:style-name="P7">Le <text:span text:style-name="T3">ministre d’État, </text:span>ministre de l’Intérieur,</text:p>
      <text:p text:style-name="P8"/>
      <text:p text:style-name="P9">{d.visa.texteVisa:convCRLF}</text:p>
      <text:p text:style-name="P10"><text:span text:style-name="T4">{d.dates.demandes} </text:span><text:span text:style-name="T5">; </text:span></text:p>
      <text:p text:style-name="P11">{d.decision.avisHierarchiques}</text:p>
      <text:p text:style-name="P12"/>
      <text:p text:style-name="P13">{d.decision.considerant:convCRLF}</text:p>
      <text:p text:style-name="P14"/>
      <text:p text:style-name="P14">{d.demandeursListeOrdreGrade}</text:p>
      <text:p text:style-name="P14"/>
      <text:p text:style-name="P15">Considérant que le <text:span text:style-name="T6"><text:user-field-get text:name="nom_du_militaire">grade prénom nom</text:user-field-get></text:span><text:s/>a été victime, <text:drop-down text:name=""><text:label text:value="dans l'exercice de ses fonctions de militaire de la gendarmerie nationale"/><text:label text:value="du fait de ses fonctions de militaire de la gendarmerie nationale"/>dans l'exercice de ses fonctions de militaire de la gendarmerie nationale</text:drop-down>, d’une atteinte pénalement qualifiable au sens de l’article L. 4123-10 du code de la défense ; </text:p>
      <text:p text:style-name="P15"/>
      <text:p text:style-name="P15">Considérant qu’<text:drop-down text:name=""><text:label text:value="il"/><text:label text:value="elle"/>il</text:drop-down> remplit les conditions légales d'octroi de la protection fonctionnelle de l'État prévue<text:span text:style-name="T7">s</text:span> aux articles susvisés ; </text:p>
      <text:p text:style-name="P15"/>
      <text:p text:style-name="P16">Considérant que les militaires précités ont été victimes, <text:drop-down text:name=""><text:label text:value="dans l'exercice de leurs fonctions de militaire de la gendarmerie nationale"/><text:label text:value="du fait de leurs fonctions de militaire de la gendarmerie nationale"/>dans l'exercice de leurs fonctions de militaire de la gendarmerie nationale</text:drop-down>, d’une atteinte pénalement qualifiable au sens de l’article L. 4123-10 du code de la défense ; </text:p>
      <text:p text:style-name="P17"/>
      <text:p text:style-name="P18">Considérant qu’ils remplissent les conditions légales d'octroi de la protection fonctionnelle de l'État prévue<text:span text:style-name="T7">s</text:span> aux articles susvisés ; </text:p>
      <text:p text:style-name="P15"/>
      <text:p text:style-name="P19"><text:span text:style-name="T8">D </text:span><text:span text:style-name="T9">É</text:span><text:span text:style-name="T8"> C I D E</text:span> <text:s text:c="1401"/></text:p>
      <text:p text:style-name="P20"/>
      <text:p text:style-name="P21">{d.phraseDecision}</text:p>
      <text:p text:style-name="P22"/>
      <text:p text:style-name="P22">Si assistance juridique évolutive : </text:p>
      <text:p text:style-name="P23"/>
      <text:p text:style-name="P24"><text:span text:style-name="T10">La protection de l'État qui </text:span><text:span text:style-name="T10"><text:drop-down text:name=""><text:label text:value="lui"/><text:label text:value="leur"/>lui</text:drop-down></text:span><text:span text:style-name="T10"><text:s/>est ainsi accordée prend la forme </text:span><text:span text:style-name="T10"><text:drop-down text:name=""><text:label text:value="d'une protection juridictionnelle consistant en la prise en charge totale ou partielle des honoraires d'avocat et des frais de justice."/><text:label text:value="d'un accompagnement institutionnel."/><text:label text:value="d'un soutien médical."/><text:label text:value="d'un soutien psychologique."/><text:label text:value="d'un soutien social."/><text:label text:value="d'une garantie civile."/><text:label text:current-selected="true" text:value="d'une assistance juridique dispensée par la direction générale de la gendarmerie nationale ainsi que d'un accompagnement institutionnel."/><text:label text:value="d'une réparation directe des préjudices."/>d'une assistance juridique dispensée par la direction générale de la gendarmerie nationale ainsi que d'un accompagnement institutionnel.</text:drop-down></text:span></text:p>
      <text:p text:style-name="P25"><text:soft-page-break/></text:p>
      <text:p text:style-name="P25">La présente décision n’ouvre pas droit à la prise en charge des honoraires d’avocat.</text:p>
      <text:p text:style-name="P25"/>
      <text:p text:style-name="P26"><text:span text:style-name="T10">Elle pourra faire l’objet d’un réexamen à la lumière de tout nouvel élément que </text:span><text:span text:style-name="T11"><text:drop-down text:name=""><text:label text:value="le militaire s'engage"/><text:label text:value="la militaire s'engage"/><text:label text:value="les militaires s'engagent"/>le militaire s'engage</text:drop-down></text:span><text:span text:style-name="T11"><text:s/></text:span><text:span text:style-name="T10">à communiquer à la </text:span><text:span text:style-name="T12">direction générale de la gendarmerie nationale</text:span><text:span text:style-name="T10">. </text:span></text:p>
      <text:p text:style-name="P27"/>
      <text:p text:style-name="P22"/>
      <text:p text:style-name="P28"/>
      <text:p text:style-name="P29"><text:span text:style-name="T13">Si protection juridictionnelle </text:span>: </text:p>
      <text:p text:style-name="P30"><text:span text:style-name="T10"><text:line-break/></text:span><text:span text:style-name="T14">La protection de l'État qui </text:span><text:span text:style-name="T15"><text:drop-down text:name=""><text:label text:value="lui"/><text:label text:value="leur"/>lui</text:drop-down></text:span><text:span text:style-name="T14"><text:s/>est ainsi accordée prend la forme </text:span><text:span text:style-name="T16"><text:drop-down text:name=""><text:label text:value="d'une protection juridictionnelle consistant en la prise en charge totale ou partielle des honoraires d'avocat et des frais de justice."/><text:label text:value="d'un accompagnement institutionnel."/><text:label text:value="d'un soutien médical."/><text:label text:value="d'un soutien psychologique."/><text:label text:value="d'un soutien social."/><text:label text:value="d'une garantie civile."/><text:label text:value="d'une assistance juridique dispensée par la direction générale de la gendarmerie nationale ainsi que d'un accompagnement institutionnel."/><text:label text:value="d'une réparation directe des préjudices."/>d'une protection juridictionnelle consistant en la prise en charge totale ou partielle des honoraires d'avocat et des frais de justice.</text:drop-down></text:span></text:p>
      <text:p text:style-name="P31"/>
      <text:p text:style-name="P31"><text:span text:style-name="T10">Une convention de frais et d’honoraires d’avocat sera préalablement établie entre la </text:span><text:span text:style-name="T12">direction générale de la gendarmerie nationale</text:span><text:span text:style-name="T10"> et l’avocat </text:span><text:span text:style-name="T17">désigné</text:span><text:span text:style-name="T10"> par</text:span><text:span text:style-name="T11"> </text:span><text:span text:style-name="T11"><text:drop-down text:name=""><text:label text:value="le militaire"/><text:label text:value="la militaire"/><text:label text:value="les militaires"/>le militaire</text:drop-down></text:span><text:span text:style-name="T18">.</text:span></text:p>
      <text:p text:style-name="P25"/>
      <text:p text:style-name="P32">Un soutien psychologique, médical, social sera délivré par la région de gendarmerie compétente.</text:p>
      <text:p text:style-name="P33"/>
      <text:p text:style-name="P34"><text:drop-down text:name=""><text:label text:value="Pour le ministre et par délégation, le colonel Matthieu Feisthauer, chef du bureau des recours et de la protection fonctionnelle"/><text:label text:value="Pour le ministre et par délégation, le lieutenant-colonel Jacques De Oliveira, adjoint au chef du bureau des recours et de la protection fonctionnelle"/><text:label text:value="Pour le ministre et par délégation, le chef d'escadron Maxime Kerrien, chef de la section protection fonctionnelle"/><text:label text:value="Pour le ministre et par délégation, le capitaine Raphaël Angé, adjoint au chef de la section protection fonctionnelle"/>Pour le ministre et par délégation, le colonel Matthieu Feisthauer, chef du bureau des recours et de la protection fonctionnelle</text:drop-down></text:p>
      <text:p text:style-name="P35">NOTIFICATION</text:p>
      <text:p text:style-name="P36"/>
      <text:p text:style-name="P37"><text:span text:style-name="T19">Je soussigné(e) (grade, Nom, Prénom</text:span>) :<text:tab/></text:p>
      <text:p text:style-name="P36"/>
      <text:p text:style-name="P38">déclare avoir reçu notification et copie de la décision n°.........................GEND/D<text:span text:style-name="T2">RH</text:span>GN/SDAP/BRPF supra.</text:p>
      <text:p text:style-name="P36"/>
      <text:p text:style-name="P39">Je suis informé(e) que cette décision peut faire l'objet d'un recours auprès de la commission prévue par l'article <text:s text:c="2"/>R. 4125-1 du code de la défense dans un délai de deux mois à compter de sa date de notification et que son original est inséré dans mon dossier personnel.</text:p>
      <text:p text:style-name="P39"/>
      <text:p text:style-name="P40">Date <text:tab/>Signature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padding="0cm" fo:border="none" style:shadow="none" style:writing-mode="lr-tb">
        <style:tab-stops>
          <style:tab-stop style:position="8.327cm"/>
        </style:tab-stops>
      </style:paragraph-properties>
      <style:text-properties fo:color="#000000" loext:opacity="100%" style:font-name="Marianne1" fo:font-family="Marianne" style:font-family-generic="modern" style:font-pitch="variable" fo:font-size="9pt" fo:language="fr" fo:country="FR" style:letter-kerning="false" style:font-name-asian="Book Antiqua" style:font-family-asian="'Book Antiqua'" style:font-family-generic-asian="roman" style:font-size-asian="9pt" style:language-asian="en" style:country-asian="US" style:font-name-complex="Book Antiqua" style:font-family-complex="'Book Antiqua'" style:font-family-generic-complex="roman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94cm" fo:margin-bottom="0.212cm" style:contextual-spacing="false" fo:line-height="110%" fo:keep-together="always" fo:keep-with-next="always"/>
      <style:text-properties style:font-name="Helvetica Neue LT Std 77 Bold C" fo:font-family="'Helvetica Neue LT Std 77 Bold C'" style:font-family-generic="roman" style:font-pitch="variable" fo:font-size="18pt" fo:font-weight="bold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.282cm" style:contextual-spacing="false" fo:line-height="130%" fo:keep-together="always" fo:keep-with-next="always"/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style-asian="italic" style:font-weight-asian="bold" style:font-name-complex="Tahoma" style:font-family-complex="Tahoma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texte" style:family="paragraph" style:default-outline-level="">
      <style:paragraph-properties fo:margin-top="0cm" fo:margin-bottom="0.282cm" style:contextual-spacing="false" fo:line-height="130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fo:color="#4472c4" loext:opacity="100%" style:font-name="Helvetica Neue LT Std 57 Conden" fo:font-family="'Helvetica Neue LT Std 57 Conden'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rt" style:family="paragraph" style:parent-style-name="Standard" style:default-outline-level="">
      <style:paragraph-properties fo:line-height="130%" fo:padding-left="0.141cm" fo:padding-right="0cm" fo:padding-top="0cm" fo:padding-bottom="0cm" fo:border-left="6.01pt solid #8eaadb" fo:border-right="none" fo:border-top="none" fo:border-bottom="none"/>
      <style:text-properties fo:color="#4472c4" loext:opacity="100%" style:font-name="Helvetica LT Std Bold Condensed" fo:font-family="'Helvetica LT Std Bold Condensed'" style:font-family-generic="roman" style:font-pitch="variable" fo:font-weight="bold" style:font-weight-asian="bold"/>
    </style:style>
    <style:style style:name="List_20_Number" style:display-name="List Number" style:family="paragraph" style:parent-style-name="Standard" style:default-outline-level="">
      <style:paragraph-properties fo:text-align="justify" style:justify-single-word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Quote" style:family="paragraph" style:parent-style-name="Standard" style:next-style-name="Standard" style:default-outline-level="">
      <style:paragraph-properties fo:text-align="justify" style:justify-single-word="false"/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êtière_20_tableau" style:display-name="Têtière tableau" style:family="paragraph" style:parent-style-name="Standard" style:default-outline-level="">
      <style:paragraph-properties fo:margin-top="0.212cm" fo:margin-bottom="0.212cm" style:contextual-spacing="false" fo:text-align="center" style:justify-single-word="false"/>
      <style:text-properties fo:color="#ffffff" loext:opacity="100%" style:font-name="Helvetica Neue LT Std 57 Conden" fo:font-family="'Helvetica Neue LT Std 57 Conden'" style:font-family-generic="roman" style:font-pitch="variable" fo:font-size="10pt" fo:font-weight="bold" style:font-size-asian="10pt" style:font-weight-asian="bold" style:font-size-complex="10pt"/>
    </style:style>
    <style:style style:name="Texte_20_Tableau" style:display-name="Texte Tableau" style:family="paragraph" style:parent-style-name="Standard" style:default-outline-level="">
      <style:paragraph-properties fo:margin-left="0.199cm" fo:margin-right="0cm" fo:margin-top="0.212cm" fo:margin-bottom="0.141cm" style:contextual-spacing="false" fo:text-indent="0cm" style:auto-text-indent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_30_5_20_-_20_Titre_20_encadre" style:display-name="05 - Titre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1" style:display-name="01 - Titre Niv1" style:family="paragraph" style:default-outline-level="">
      <style:paragraph-properties fo:margin-top="0cm" fo:margin-bottom="0.353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 Black" fo:font-family="'Arial Black'" style:font-family-generic="roman" style:font-pitch="variable" fo:font-size="16pt" fo:language="fr" fo:country="FR" fo:font-weight="bold" style:letter-kerning="fals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2" style:display-name="01 - Titre Niv2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6_20_-_20_Txt_20_encadre" style:display-name="06 - Txt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b_Paragraphe_20_standard_5d_" style:display-name="[Paragraphe standard]" style:family="paragraph" style:parent-style-name="Standard" style:default-outline-level="">
      <style:paragraph-properties fo:line-height="120%" style:vertical-align="middle"/>
      <style:text-properties fo:color="#000000" loext:opacity="100%" style:font-name="Marianne Light" fo:font-family="'Marianne Light'" style:font-family-generic="roman" style:font-pitch="variable" fo:font-size="10pt" style:font-size-asian="10pt" style:font-name-complex="Marianne Light1" style:font-family-complex="'Marianne Light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true" style:font-name-asian="Arial Unicode MS" style:font-family-asian="'Arial Unicode MS'" style:font-family-generic-asian="system" style:font-pitch-asian="variable" style:font-size-asian="11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_20__2b__20_Arial" style:display-name="Normal + Arial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_20_2" style:display-name="Date 2" style:family="paragraph" style:parent-style-name="Standard" style:default-outline-level="">
      <style:paragraph-properties fo:margin-top="0.245cm" fo:margin-bottom="0cm" style:contextual-spacing="false" fo:line-height="100%" fo:text-align="end" style:justify-single-word="false" fo:orphans="0" fo:widows="0"/>
      <style:text-properties fo:color="#231f20" loext:opacity="100%" fo:font-size="8pt" style:font-size-asian="8pt" style:font-name-complex="Tahoma" style:font-family-complex="Tahoma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3.501cm" fo:margin-right="0cm" fo:text-indent="2.499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251cm" fo:margin-right="0cm" fo:text-align="justify" style:justify-single-word="false" fo:text-indent="1.251cm" style:auto-text-indent="false"/>
      <style:text-properties fo:font-size="12pt" style:font-size-asian="12pt"/>
    </style:style>
    <style:style style:name="_32_.6_20_-_20_Normal_20_centré_20__28_espace_20_av_20_12_29_" style:display-name="2.6 - Normal centré (espace av 12)" style:family="paragraph" style:parent-style-name="Standard" style:class="text">
      <style:paragraph-properties fo:margin-left="0cm" fo:margin-right="0cm" fo:margin-top="0.42cm" fo:margin-bottom="0cm" style:contextual-spacing="false" fo:text-align="center" style:justify-single-word="false" fo:text-indent="0cm" style:auto-text-indent="false">
        <style:tab-stops/>
      </style:paragraph-properties>
      <style:text-properties fo:color="#00ae00" loext:opacity="100%" style:font-name="Times New Roman2" fo:font-family="'Times New Roman'" style:font-style-name="Gras" style:font-family-generic="roman" style:font-pitch="variable" fo:font-weight="bold"/>
    </style:style>
    <style:style style:name="_32_.5_20_-_20_Normal_20_centré_20__28_espace_20_av_20_6_29_" style:display-name="2.5 - Normal centré (espace av 6)" style:family="paragraph" style:parent-style-name="_32_.6_20_-_20_Normal_20_centré_20__28_espace_20_av_20_12_29_" style:class="text">
      <style:paragraph-properties fo:margin-top="0.21cm" fo:margin-bottom="0cm" style:contextual-spacing="false">
        <style:tab-stops/>
      </style:paragraph-properties>
      <style:text-properties fo:color="#00ae00" loext:opacity="100%"/>
    </style:style>
    <style:style style:name="_32_.7_20_-_20_Normal_20_centré_20__28_espace_20_av_20_18_29_" style:display-name="2.7 - Normal centré (espace av 18)" style:family="paragraph" style:parent-style-name="_32_.5_20_-_20_Normal_20_centré_20__28_espace_20_av_20_6_29_" style:class="text">
      <style:paragraph-properties fo:margin-top="0.64cm" fo:margin-bottom="0cm" style:contextual-spacing="false"/>
      <style:text-properties fo:color="#00ae00" loext:opacity="100%"/>
    </style:style>
    <style:style style:name="Normal_20_centré" style:display-name="Normal centré" style:family="paragraph" style:parent-style-name="Standard">
      <style:paragraph-properties fo:margin-left="2cm" fo:margin-right="0.75cm" fo:text-indent="0cm" style:auto-text-indent="false">
        <style:tab-stops>
          <style:tab-stop style:position="2.752cm"/>
        </style:tab-stops>
      </style:paragraph-properties>
      <style:text-properties fo:font-size="11pt" style:font-size-asian="11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Helvetica Neue LT Std 77 Bold C" fo:font-family="'Helvetica Neue LT Std 77 Bold C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Citation_20_Car" style:display-name="Citation Car" style:family="text" style:parent-style-name="Default_20_Paragraph_20_Font"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ontstyle01" style:family="text" style:parent-style-name="Default_20_Paragraph_20_Font">
      <style:text-properties fo:color="#000000" loext:opacity="100%" style:font-name="Marianne-Regular" fo:font-family="Marianne-Regular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ommentaire_20_Car" style:display-name="Commentair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SimSun" style:font-family-complex="SimSun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SimSun" style:font-family-complex="SimSun" style:font-family-generic-complex="system" style:font-pitch-complex="variable" style:font-size-complex="10pt" style:font-weight-complex="bold"/>
    </style:style>
    <style:style style:name="Date_20_2_20_Car" style:display-name="Date 2 Car" style:family="text" style:parent-style-name="Default_20_Paragraph_20_Font">
      <style:text-properties fo:color="#231f20" loext:opacity="100%" fo:font-size="8pt" style:font-size-asian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ListLabel_20_2" style:display-name="ListLabel 2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7.605cm" fo:margin-left="0cm" fo:margin-top="0cm" fo:margin-bottom="0cm" table:align="left" style:writing-mode="lr-tb"/>
    </style:style>
    <style:style style:name="Tableau6.A" style:family="table-column">
      <style:table-column-properties style:column-width="10.298cm"/>
    </style:style>
    <style:style style:name="Tableau6.B" style:family="table-column">
      <style:table-column-properties style:column-width="7.308cm"/>
    </style:style>
    <style:style style:name="Tableau6.1" style:family="table-row">
      <style:table-row-properties style:min-row-height="0.596cm" fo:keep-together="auto"/>
    </style:style>
    <style:style style:name="Tableau6.A1" style:family="table-cell">
      <style:table-cell-properties fo:padding="0.097cm" fo:border="none"/>
    </style:style>
    <style:style style:name="Tableau6.2" style:family="table-row">
      <style:table-row-properties fo:keep-together="auto"/>
    </style:style>
    <style:style style:name="MP1" style:family="paragraph" style:parent-style-name="Table_20_Contents">
      <style:paragraph-properties fo:margin-top="0cm" fo:margin-bottom="0.282cm" style:contextual-spacing="false" text:number-lines="false" text:line-number="0"/>
      <style:text-properties officeooo:paragraph-rsid="001649b1"/>
    </style:style>
    <style:style style:name="MP2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19b393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3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643f5b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Standard">
      <style:text-properties officeooo:paragraph-rsid="001649b1"/>
    </style:style>
    <style:style style:name="MP6" style:family="paragraph" style:parent-style-name="Normal_20__28_Web_29_">
      <style:paragraph-properties fo:margin-top="0.3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0aaceb" officeooo:paragraph-rsid="001dfc20" style:font-size-asian="8pt" style:font-weight-asian="bold" style:font-name-complex="Calibri1" style:font-size-complex="8pt" style:font-weight-complex="bold"/>
    </style:style>
    <style:style style:name="MP7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2c26b3" officeooo:paragraph-rsid="002c26b3" style:font-size-asian="8pt" style:font-weight-asian="bold" style:font-name-complex="Calibri1" style:font-size-complex="8pt" style:font-weight-complex="bold"/>
    </style:style>
    <style:style style:name="MP8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paragraph-rsid="002c26b3" style:font-size-asian="8pt" style:font-name-complex="Calibri1" style:font-size-complex="8pt" style:font-weight-complex="bold"/>
    </style:style>
    <style:style style:name="MP9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rsid="0016fc3a" officeooo:paragraph-rsid="001dfc20" style:font-size-asian="8pt" style:font-name-complex="Calibri1" style:font-size-complex="8pt" style:font-weight-complex="bold"/>
    </style:style>
    <style:style style:name="MP10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8.592cm" style:type="center"/>
          <style:tab-stop style:position="17.598cm" style:type="right"/>
        </style:tab-stops>
      </style:paragraph-properties>
      <style:text-properties style:font-name="Marianne2" fo:font-size="8pt" officeooo:paragraph-rsid="001dfc20" style:font-size-asian="8pt" style:font-name-complex="Calibri1" style:font-size-complex="8pt" style:font-weight-complex="bold"/>
    </style:style>
    <style:style style:name="MP11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8.592cm" style:type="center"/>
          <style:tab-stop style:position="17.598cm" style:type="right"/>
        </style:tab-stops>
      </style:paragraph-properties>
      <style:text-properties officeooo:paragraph-rsid="001dfc20"/>
    </style:style>
    <style:style style:name="MP12" style:family="paragraph" style:parent-style-name="Footer">
      <style:paragraph-properties fo:margin-top="0cm" fo:margin-bottom="0.199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officeooo:paragraph-rsid="00103d33"/>
    </style:style>
    <style:style style:name="MP13" style:family="paragraph" style:parent-style-name="Footer">
      <style:paragraph-properties fo:margin-top="0cm" fo:margin-bottom="0.282cm" style:contextual-spacing="false" fo:text-align="center" style:justify-single-word="false"/>
    </style:style>
    <style:style style:name="MT1" style:family="text">
      <style:text-properties officeooo:rsid="0028b91e"/>
    </style:style>
    <style:style style:name="MT2" style:family="text">
      <style:text-properties officeooo:rsid="0034c45c"/>
    </style:style>
    <style:style style:name="MT3" style:family="text">
      <style:text-properties officeooo:rsid="002c26b3"/>
    </style:style>
    <style:style style:name="MT4" style:family="text">
      <style:text-properties officeooo:rsid="0068f41b"/>
    </style:style>
    <style:style style:name="MT5" style:family="text">
      <style:text-properties officeooo:rsid="001645ad"/>
    </style:style>
    <style:style style:name="MT6" style:family="text">
      <style:text-properties officeooo:rsid="00945572"/>
    </style:style>
    <style:style style:name="MT7" style:family="text">
      <style:text-properties officeooo:rsid="00653fd3"/>
    </style:style>
    <style:style style:name="MT8" style:family="text">
      <style:text-properties style:font-name="Marianne2" fo:font-size="8pt" officeooo:rsid="001aa567" style:font-size-asian="8pt" style:font-name-complex="Calibri1" style:font-size-complex="8pt" style:font-weight-complex="bold"/>
    </style:style>
    <style:style style:name="MT9" style:family="text">
      <style:text-properties style:font-name="Calibri" fo:font-size="8pt" officeooo:rsid="001aa567" style:font-size-asian="8pt" style:font-name-complex="Calibri1" style:font-size-complex="8pt" style:font-weight-complex="bold"/>
    </style:style>
    <style:style style:name="MT10" style:family="text">
      <style:text-properties style:font-name="Marianne2" fo:font-size="8pt" officeooo:rsid="000f9801" style:font-size-asian="8pt" style:font-name-complex="Calibri1" style:font-size-complex="8pt" style:font-weight-complex="bold"/>
    </style:style>
    <style:style style:name="MT11" style:family="text">
      <style:text-properties style:font-name="Marianne2" fo:font-size="8pt" officeooo:rsid="0061b71d" style:font-size-asian="8pt" style:font-name-complex="Calibri1" style:font-size-complex="8pt" style:font-weight-complex="bold"/>
    </style:style>
    <style:style style:name="MT12" style:family="text">
      <style:text-properties style:font-name="Marianne2" fo:font-size="8pt" officeooo:rsid="0027d76e" style:font-size-asian="8pt" style:font-name-complex="Calibri1" style:font-size-complex="8pt" style:font-weight-complex="bold"/>
    </style:style>
    <style:style style:name="MT13" style:family="text">
      <style:text-properties style:font-name="Marianne2" fo:font-size="8pt" officeooo:rsid="006d65dc" style:font-size-asian="8pt" style:font-name-complex="Calibri1" style:font-size-complex="8pt" style:font-weight-complex="bold"/>
    </style:style>
    <style:style style:name="MT14" style:family="text">
      <style:text-properties fo:color="#0066b3" loext:opacity="100%" style:font-name="Marianne2" fo:font-size="8pt" style:text-underline-style="solid" style:text-underline-width="auto" style:text-underline-color="font-color" style:font-size-asian="8pt" style:font-name-complex="Calibri1" style:font-size-complex="8pt" style:font-weight-complex="bold"/>
    </style:style>
    <style:style style:name="MT15" style:family="text">
      <style:text-properties officeooo:rsid="002a567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11cm" fo:margin-left="0cm" fo:margin-right="0cm" fo:margin-bottom="3.51cm" style:dynamic-spacing="true"/>
      </style:header-style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table:number-rows-spanned="2" office:value-type="string">
              <text:p text:style-name="MP1"><draw:frame draw:style-name="Mfr1" draw:name="Image1" text:anchor-type="paragraph" svg:x="-0.526cm" svg:y="-0.376cm" svg:width="5.034cm" svg:height="3.632cm" draw:z-index="5"><draw:image xlink:href="Pictures/100086360000149100000FB6466669E7.svg" xlink:type="simple" xlink:show="embed" xlink:actuate="onLoad" draw:mime-type="image/svg+xml"/><draw:image xlink:href="Pictures/1000000100000135000000ECBBA45855.png" xlink:type="simple" xlink:show="embed" xlink:actuate="onLoad" draw:mime-type="image/png"/></draw:frame></text:p>
            </table:table-cell>
            <table:table-cell table:style-name="Tableau6.A1" office:value-type="string">
              <text:p text:style-name="MP2"/>
            </table:table-cell>
          </table:table-row>
          <table:table-row table:style-name="Tableau6.2">
            <table:covered-table-cell table:style-name="Tableau6.A1"/>
            <table:table-cell table:style-name="Tableau6.A1" office:value-type="string">
              <text:p text:style-name="MP3"><draw:custom-shape text:anchor-type="paragraph" draw:z-index="3" draw:name="Zone de texte 1_5" draw:style-name="Mgr1" draw:text-style-name="MP4" svg:width="4.368cm" svg:height="0.754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Gendarmerie <text:span text:style-name="MT1">N</text:span>ationale</text:p>
            </table:table-cell>
          </table:table-row>
        </table:table>
        <text:p text:style-name="MP5"/>
      </style:header>
      <style:footer>
        <text:p text:style-name="MP6"><draw:custom-shape text:anchor-type="paragraph" draw:z-index="4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rection <text:span text:style-name="MT2">G</text:span>énérale de la <text:span text:style-name="MT2">G</text:span>endarmerie <text:span text:style-name="MT2">N</text:span>ational<text:span text:style-name="MT3">e</text:span></text:p>
        <text:p text:style-name="MP7">Direction des <text:span text:style-name="MT4">Ressources Humaines</text:span> de la Gendarmerie Nationale</text:p>
        <text:p text:style-name="MP7">Sous-Direction de l’Accompagnement du Personnel</text:p>
        <text:p text:style-name="MP7">Bureau des Recours et de la Protection Fonctionnelle</text:p>
        <text:p text:style-name="MP8">4, rue <text:span text:style-name="MT5">Claude Bernard</text:span></text:p>
        <text:p text:style-name="MP9">CS 60003</text:p>
        <text:p text:style-name="MP10">9213<text:span text:style-name="MT6">0</text:span> Issy-les-Moulineaux <text:span text:style-name="MT7">Cedex</text:span></text:p>
        <text:p text:style-name="MP11"><draw:custom-shape text:anchor-type="paragraph" draw:z-index="2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8">Standard</text:span><text:span text:style-name="MT9"> </text:span><text:span text:style-name="MT8">: 01 84 22 </text:span><text:span text:style-name="MT10">2</text:span><text:span text:style-name="MT11">8</text:span><text:span text:style-name="MT10"> </text:span><text:span text:style-name="MT12">0</text:span><text:span text:style-name="MT13">8</text:span></text:p>
        <text:p text:style-name="MP12"><draw:custom-shape text:anchor-type="paragraph" draw:z-index="1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Visited_20_Internet_20_Link"><text:span text:style-name="MT14">protection-fonctionnelle@gendarmerie.interieur.gouv.fr</text:span></text:span></text:p>
        <text:p text:style-name="MP13"><text:page-number text:select-page="current">1</text:page-number>/<text:span text:style-name="MT15">2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fr-FR</dc:language>
    <meta:editing-cycles>82</meta:editing-cycles>
    <meta:editing-duration>PT8H56M47S</meta:editing-duration>
    <meta:generator>LibreOffice/25.8.1.1$MacOSX_AARCH64 LibreOffice_project/54047653041915e595ad4e45cccea684809c77b5</meta:generator>
    <dc:date>2025-09-24T14:54:47.911754000</dc:date>
    <dc:creator>Roman CARRIERE</dc:creator>
    <meta:document-statistic meta:table-count="2" meta:image-count="1" meta:object-count="0" meta:page-count="3" meta:paragraph-count="40" meta:word-count="414" meta:character-count="4324" meta:non-whitespace-character-count="25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